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ina Cat Sunflower</text:p>
      <text:p text:style-name="Preformatted_20_Text">Garcia/Hunter</text:p>
      <text:p text:style-name="Preformatted_20_Text"/>
      <text:p text:style-name="Preformatted_20_Text">Intro</text:p>
      <text:p text:style-name="Preformatted_20_Text">Jerry's Part</text:p>
      <text:p text:style-name="Preformatted_20_Text">e--------------------------|--------------------------------</text:p>
      <text:p text:style-name="Preformatted_20_Text">B--------------------------|--------------------------------</text:p>
      <text:p text:style-name="Preformatted_20_Text">G--------------------------|--------------------------------</text:p>
      <text:p text:style-name="Preformatted_20_Text">D------5----------3---5----|------5-----------5-----------5-</text:p>
      <text:p text:style-name="Preformatted_20_Text">A----------3^5-------------|------------3^5--------3^5------</text:p>
      <text:p text:style-name="Preformatted_20_Text">E--3-----------------------|--3-----------------------------</text:p>
      <text:p text:style-name="Preformatted_20_Text"/>
      <text:p text:style-name="Preformatted_20_Text">G <text:s text:c="32"/>F</text:p>
      <text:p text:style-name="Preformatted_20_Text">Look for a while at the China Cat sunflower,</text:p>
      <text:p text:style-name="Preformatted_20_Text">G <text:s text:c="26"/>F</text:p>
      <text:p text:style-name="Preformatted_20_Text">Proud walking jingle in the midnight sun.</text:p>
      <text:p text:style-name="Preformatted_20_Text">G <text:s text:c="31"/>F</text:p>
      <text:p text:style-name="Preformatted_20_Text">Copperdome bodhi drip a silver kimono,</text:p>
      <text:p text:style-name="Preformatted_20_Text"><text:s text:c="7"/>G <text:s text:c="29"/>F <text:s text:c="9"/>G</text:p>
      <text:p text:style-name="Preformatted_20_Text">Like a crazy quilt stargown through a dream like wind.</text:p>
      <text:p text:style-name="Preformatted_20_Text"/>
      <text:p text:style-name="P2">[Jam - 1]</text:p>
      <text:p text:style-name="Preformatted_20_Text">||: G / / / <text:s text:c="2"/>G / / F :|| <text:s/>2x</text:p>
      <text:p text:style-name="Preformatted_20_Text">||: D / / / :||</text:p>
      <text:p text:style-name="Preformatted_20_Text">D <text:s/>C <text:s/>D <text:s text:c="3"/>G</text:p>
      <text:p text:style-name="Preformatted_20_Text"/>
      <text:p text:style-name="Preformatted_20_Text">Crazy cat peekin' through a lace bandanna,</text:p>
      <text:p text:style-name="Preformatted_20_Text">Like a one-eyed Cheshire, like a diamond-eye jack.</text:p>
      <text:p text:style-name="Preformatted_20_Text">A leaf of all colors plays a golden-string fiddle,</text:p>
      <text:p text:style-name="Preformatted_20_Text">To a double-E waterfall over my back.</text:p>
      <text:p text:style-name="Preformatted_20_Text"/>
      <text:p text:style-name="P2">[Jam - 2]</text:p>
      <text:p text:style-name="Preformatted_20_Text">||: G / / / <text:s text:c="2"/>G / / F :|| <text:s text:c="2"/>2x</text:p>
      <text:p text:style-name="Preformatted_20_Text">||: D / / / :||</text:p>
      <text:p text:style-name="Preformatted_20_Text">D <text:s/>C <text:s/>D</text:p>
      <text:p text:style-name="Preformatted_20_Text">||: E / / / <text:s/>E / / D :|| <text:s text:c="2"/>Bobby riff in E into solo</text:p>
      <text:p text:style-name="Preformatted_20_Text">||: E / / / :||</text:p>
      <text:p text:style-name="Preformatted_20_Text">E / / B</text:p>
      <text:p text:style-name="Preformatted_20_Text">B <text:s text:c="2"/>A B <text:s text:c="4"/>G</text:p>
      <text:p text:style-name="Preformatted_20_Text"/>
      <text:p text:style-name="Preformatted_20_Text">Comic book colors on a violin river Cryin' Leonardo,</text:p>
      <text:p text:style-name="Preformatted_20_Text">Words from out a silk trombone.</text:p>
      <text:p text:style-name="Preformatted_20_Text">I rang a silent bell, beneath a shower of pearls,</text:p>
      <text:p text:style-name="Preformatted_20_Text">In the eagle-winged palace of the Queen Chinee.</text:p>
      <text:p text:style-name="Preformatted_20_Text"/>
      <text:p text:style-name="Preformatted_20_Text"/>
      <text:p text:style-name="P2">[Jam - 3]</text:p>
      <text:p text:style-name="Preformatted_20_Text">||: G / / / <text:s text:c="2"/>G / / F :|| <text:s text:c="2"/>2x</text:p>
      <text:p text:style-name="Preformatted_20_Text">||: D / / / :||</text:p>
      <text:p text:style-name="Preformatted_20_Text"/>
      <text:p text:style-name="Preformatted_20_Text">Morph into Ri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03T20:59:09</meta:creation-date>
    <dc:date>2011-07-24T15:22:52</dc:date>
    <meta:editing-duration>PT00H34M29S</meta:editing-duration>
    <meta:editing-cycles>3</meta:editing-cycles>
    <meta:generator>NeoOffice/3.1.2$Unix OpenOffice.org_project/Patch 9</meta:generator>
    <meta:document-statistic meta:table-count="0" meta:image-count="0" meta:object-count="0" meta:page-count="1" meta:paragraph-count="42" meta:word-count="235" meta:character-count="1375"/>
    <dc:creator>Sean Dowd</dc:creator>
  </office:meta>
</office:document-meta>
</file>